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6f87" officeooo:paragraph-rsid="00026f87"/>
    </style:style>
    <style:style style:name="P2" style:family="paragraph" style:parent-style-name="Standard">
      <style:text-properties officeooo:paragraph-rsid="00026f87"/>
    </style:style>
    <style:style style:name="T1" style:family="text">
      <style:text-properties officeooo:rsid="00026f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ming Principles:</text:p>
      <text:p text:style-name="P1"/>
      <text:p text:style-name="P1">SOLID:</text:p>
      <text:p text:style-name="P2"><text:span text:style-name="T1">S -</text:span>Single Responsibility Principle </text:p>
      <text:p text:style-name="P1">Im Code:</text:p>
      <text:p text:style-name="P1">Bewertung:</text:p>
      <text:p text:style-name="P1"/>
      <text:p text:style-name="P2"><text:span text:style-name="T1">O - </text:span>Open/Closed Principle </text:p>
      <text:p text:style-name="P1">Im Code:</text:p>
      <text:p text:style-name="P1">Bewertung:</text:p>
      <text:p text:style-name="P1"/>
      <text:p text:style-name="P2"><text:span text:style-name="T1">L - </text:span>Liskov’s Substitution Principle </text:p>
      <text:p text:style-name="P1">Im Code:</text:p>
      <text:p text:style-name="P1">Bewertung:</text:p>
      <text:p text:style-name="P1"/>
      <text:p text:style-name="P2"><text:span text:style-name="T1">I - </text:span>Interface Segregation Principle </text:p>
      <text:p text:style-name="P1">Im Code:</text:p>
      <text:p text:style-name="P1">Bewertung:</text:p>
      <text:p text:style-name="P1"/>
      <text:p text:style-name="P2"><text:span text:style-name="T1">D - </text:span>Dependency Inversion Principle </text:p>
      <text:p text:style-name="P1">Im Code:</text:p>
      <text:p text:style-name="P1">Bewertung:</text:p>
      <text:p text:style-name="P1"/>
      <text:p text:style-name="P1">GRASP:</text:p>
      <text:p text:style-name="P1">Kopplung:</text:p>
      <text:p text:style-name="P1">Im Code:</text:p>
      <text:p text:style-name="P1">Bewertung:</text:p>
      <text:p text:style-name="P1"/>
      <text:p text:style-name="P1">Kohäsion:</text:p>
      <text:p text:style-name="P1">Im Code:</text:p>
      <text:p text:style-name="P1">Bewertung:</text:p>
      <text:p text:style-name="P1"/>
      <text:p text:style-name="P1">DRY:</text:p>
      <text:p text:style-name="P1">Im Code:</text:p>
      <text:p text:style-name="P1">Bewertung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2T17:45:09.380000000</dc:date>
    <meta:editing-duration>PT20M17S</meta:editing-duration>
    <meta:editing-cycles>1</meta:editing-cycles>
    <meta:document-statistic meta:table-count="0" meta:image-count="0" meta:object-count="0" meta:page-count="1" meta:paragraph-count="27" meta:word-count="54" meta:character-count="369" meta:non-whitespace-character-count="337"/>
    <meta:generator>LibreOffice/7.4.2.3$Windows_X86_64 LibreOffice_project/382eef1f22670f7f4118c8c2dd222ec7ad009daf</meta:generator>
  </office:meta>
</office:document-meta>
</file>